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2850931b" officeooo:paragraph-rsid="2850931b"/>
    </style:style>
    <style:style style:name="P2" style:family="paragraph" style:parent-style-name="Text_20_body">
      <style:text-properties style:text-line-through-style="none" style:text-line-through-type="none" fo:font-style="normal" officeooo:rsid="284ae2d9" officeooo:paragraph-rsid="284ae2d9" style:font-style-asian="normal" style:font-style-complex="normal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officeooo:rsid="284ec651" officeooo:paragraph-rsid="284ec651"/>
    </style:style>
    <style:style style:name="P5" style:family="paragraph" style:parent-style-name="Text_20_body" style:list-style-name="L2"/>
    <style:style style:name="P6" style:family="paragraph" style:parent-style-name="Text_20_body" style:list-style-name="L3">
      <style:text-properties officeooo:rsid="2850931b" officeooo:paragraph-rsid="2850931b"/>
    </style:style>
    <style:style style:name="P7" style:family="paragraph" style:parent-style-name="Text_20_body" style:list-style-name="L3">
      <style:text-properties fo:language="cs" fo:country="CZ" officeooo:rsid="2850931b" officeooo:paragraph-rsid="2850931b"/>
    </style:style>
    <style:style style:name="P8" style:family="paragraph" style:parent-style-name="Text_20_body">
      <style:text-properties officeooo:rsid="285315e8" officeooo:paragraph-rsid="285315e8"/>
    </style:style>
    <style:style style:name="P9" style:family="paragraph" style:parent-style-name="Text_20_body" style:list-style-name="L6">
      <style:text-properties officeooo:paragraph-rsid="285315e8"/>
    </style:style>
    <style:style style:name="P10" style:family="paragraph" style:parent-style-name="Text_20_body">
      <style:text-properties officeooo:paragraph-rsid="2856b3fe"/>
    </style:style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0">
      <style:text-properties officeooo:paragraph-rsid="2856b3fe"/>
    </style:style>
    <style:style style:name="P14" style:family="paragraph" style:parent-style-name="Text_20_body" style:list-style-name="L11">
      <style:text-properties officeooo:paragraph-rsid="2856b3fe"/>
    </style:style>
    <style:style style:name="P15" style:family="paragraph" style:parent-style-name="Heading_20_3">
      <style:text-properties officeooo:rsid="284ea192" officeooo:paragraph-rsid="284ea192"/>
    </style:style>
    <style:style style:name="P16" style:family="paragraph" style:parent-style-name="Heading_20_3">
      <style:text-properties officeooo:rsid="28552e48" officeooo:paragraph-rsid="28552e48"/>
    </style:style>
    <style:style style:name="P17" style:family="paragraph" style:parent-style-name="Heading_20_3" style:master-page-name="Standard">
      <style:paragraph-properties style:page-number="auto"/>
      <style:text-properties officeooo:rsid="285315e8" officeooo:paragraph-rsid="285315e8"/>
    </style:style>
    <style:style style:name="T1" style:family="text">
      <style:text-properties fo:language="cs" fo:country="CZ"/>
    </style:style>
    <style:style style:name="T2" style:family="text">
      <style:text-properties officeooo:rsid="284ea192"/>
    </style:style>
    <style:style style:name="T3" style:family="text">
      <style:text-properties officeooo:rsid="285315e8"/>
    </style:style>
    <style:style style:name="T4" style:family="text">
      <style:text-properties officeooo:rsid="28535902"/>
    </style:style>
    <style:style style:name="T5" style:family="text">
      <style:text-properties fo:font-variant="normal" fo:text-transform="none" fo:color="#333333" style:font-name="CharisSILW" fo:font-size="9pt" fo:letter-spacing="normal" fo:font-style="normal" fo:font-weight="normal"/>
    </style:style>
    <style:style style:name="T6" style:family="text">
      <style:text-properties fo:font-variant="normal" fo:text-transform="none" fo:color="#333333" style:font-name="CharisSILW" fo:font-size="9pt" fo:letter-spacing="normal" fo:font-style="normal" fo:font-weight="normal" officeooo:rsid="2856b3fe"/>
    </style:style>
    <style:style style:name="T7" style:family="text">
      <style:text-properties fo:font-variant="normal" fo:text-transform="none" fo:color="#333333" fo:letter-spacing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3">K čemu jsou ve hře vlastnosti</text:h>
      <text:p text:style-name="P8">Jako saving throws (<text:span text:style-name="T4">obrana </text:span>v boji a <text:span text:style-name="T4">proti</text:span> past<text:span text:style-name="T4">em</text:span>) a jako útočné staty.</text:p>
      <text:h text:style-name="P16" text:outline-level="3">Kdy se hází</text:h>
      <text:p text:style-name="P8">Hází se jen když postavě hrozí újma – tedy v boji, při spuštění pastí.</text:p>
      <text:list xml:id="list1952871612" text:style-name="L6">
        <text:list-item>
          <text:p text:style-name="P9"><text:span text:style-name="T3">Možná přibude soupeření (pronásledování, plížení).</text:span></text:p>
        </text:list-item>
      </text:list>
      <text:h text:style-name="Heading_20_3" text:outline-level="3">Zbraně</text:h>
      <text:h text:style-name="Heading_20_4" text:outline-level="4">Lehké vs těžké zbraně</text:h>
      <text:p text:style-name="Text_20_body">Staty zbraní nejsou vzájemně vyvážené (lehké větší útok, těžké větší zranění), protože to při přičítání rozdílu hodů ke znraněí komplikuje počítání s malými čísly.</text:p>
      <text:list xml:id="list2302027673" text:style-name="L9">
        <text:list-item>
          <text:p text:style-name="P11">Když máš totiž například s lehkou zbraní +2 na zásah a zranění třeba +1, tak těžká zbraň s +1 na zásah potřebuje zranění minimálně +3, aby o ní hráč vůbec uvažoval (protože jednička do útoku jak zvyšuje šanci na zásah, tak dává +1 zranění z rozdílu hodů).</text:p>
        </text:list-item>
      </text:list>
      <text:p text:style-name="Text_20_body">Druhej důvod je, že pak musíš u zbraní mít bonusy do útoku (na zásah), takže je nemůžeš zrušit.<text:line-break/><text:tab/>Skončil jsem teda u toho, že:</text:p>
      <text:list xml:id="list625369610" text:style-name="L10">
        <text:list-item>
          <text:p text:style-name="P12">Zbraně vůbec nemají bonus k hodu (to hodně zjednodušuje hody, hází se vždycky jen Vlastnost + k6).</text:p>
        </text:list-item>
        <text:list-item>
          <text:p text:style-name="P13">Těžké zbraně mají o 1 větší zranění než lehké (takže třeba lehká jednoručka má 1, těžká jednoručka 2).</text:p>
        </text:list-item>
      </text:list>
      <text:p text:style-name="P10"><text:soft-page-break/>To samozřejmě znamená, že těžký zbraně jsou ve všem lepší než lehký. Volbu z toho dělají jiná pravidla: K boji s těžkou zbraní se vždycky počítá Síla, zatímco k boji s lehkými zbraněmi si můžeš vybrat mezi Silou a Finesou. A jelikož Finesa se používá i na jiný věci, třeba na střelbu, tak když chceš dobře střílet, tak si dáš vyšší Finesu než Sílu, čímž pádem pro tebe těžké zbraně přestanou být výhodnější (protože s lehkou zbraní máš vyšší základ, takže častěji zasahuješ a dáš stejný zranění).<text:line-break/><text:tab/>Samovolně to pak vede ke třem základním archetypům (když přidáš to, že na kouzelní se hází Duší):</text:p>
      <text:list xml:id="list1807662261" text:style-name="L11">
        <text:list-item>
          <text:p text:style-name="P14">Postavy s vysokou Silou choděj v těžké zbroji a používají těžké zbraně.</text:p>
        </text:list-item>
        <text:list-item>
          <text:p text:style-name="P14">Postavy s vysokou Finesou chodí v lehké zbroji a používají střelné nebo lehké zbraně.</text:p>
        </text:list-item>
        <text:list-item>
          <text:p text:style-name="P14">Postavy s vysokou Duší kouzlí. </text:p>
        </text:list-item>
      </text:list>
      <text:h text:style-name="Heading_20_4" text:outline-level="4">Jednoruční nebo obouruční zbraně</text:h>
      <text:p text:style-name="Text_20_body">Tady jsem vycházel z toho, že při dungeoncrawlu je docela podstatný, jestli máš volnou ruku - můžeš v ní držet lucernu, pochodeň, štít a podobně.<text:line-break/><text:tab/>Z toho plyne pravidlo, že obouruční boj (ať už těžkou zbraní nebo dvěma jednoručníma, nebo třeba lukem) má +1 ke zranění. Pro válečníka z toho pak plyne volba, jestli mít +1 ke zranění, nebo +1 ke zbroji za štít. </text:p>
      <text:h text:style-name="Heading_20_3" text:outline-level="3">Alchymista – Duše nebo Finesa?</text:h>
      <text:p text:style-name="P2">Finesa, protože:</text:p>
      <text:list xml:id="list3320372259" text:style-name="L1">
        <text:list-item>
          <text:p text:style-name="P3">Alchymista při boji nemá jak Duši přímo použít. A pokud by třeba házel ohnivou hlínu, tak si bude počítat Finesu.</text:p>
          <text:list>
            <text:list-item>
              <text:p text:style-name="P4"><text:soft-page-break/>A alchymistu určitě budu chtít směřovat k házení všeho možného výbušného a hořlavého.</text:p>
            </text:list-item>
          </text:list>
        </text:list-item>
        <text:list-item>
          <text:p text:style-name="P3">"Alcháč umí vyrobit věci, ale nejlepší je, když je pak podá kolegům, co s nima budou umět pořádně zacházet" je past, do které DrD vlétlo po hlavě, ale moderní klony by se jí myslím měly umět vyhnout.</text:p>
        </text:list-item>
      </text:list>
      <text:h text:style-name="P15" text:outline-level="3">Kdo si přičítá bonusy a postihy</text:h>
      <text:p text:style-name="Text_20_body">Všechny postihy a bonusy si přičítá hráč, <text:span text:style-name="T2">protože:</text:span></text:p>
      <text:list xml:id="list3169926085" text:style-name="L2">
        <text:list-item>
          <text:p text:style-name="P5">Hlavním důvodem pro to bylo, že když jsem je přičítal k hodu já (coby PJ), tak si toho hráči často vůbec nevšimli a buď měli pocit, že to není fér, nebo vůbec nevzali na vědomí, že jsou v nějaké výhodné či nevýhodné situaci. Tím, že si všechny bonusy a postihy přičítají hráči (tj. vždycky se to převede na výhodu či nevýhodu pro postavu), se tohle vyřešilo.</text:p>
        </text:list-item>
        <text:list-item>
          <text:p text:style-name="P5">Další výhoda je, že to pomáhá s vedením hry. Ve výsledku sice stejně musím ty výhody a nevýhody vyjmenovat (aby si je hráč započítal), ale jednak to pomáhá se slaďováním představy o situaci a navíc to pak hned můžu pustit z hlavy, protože dál s tím pracuje hráč. To se hodí zejména v případě, kdy po mě někdo něco chce v průběhu vyhodnocení. Už jsem hodil kostkou, ale ještě jsme nezpracovali výsledek - řeším chvíli něco jinýho - a pak se vracím k vyhodnocení. V tenhle moment je fakt super, když vím, že mi stačí znovu sečíst kostku s vlastností potvory a nemusím znova vzpomínat na to, co všechno se má přičíst.</text:p>
        </text:list-item>
      </text:list>
      <text:h text:style-name="Heading_20_3" text:outline-level="3">Zrušení magů</text:h>
      <text:p text:style-name="P1">Zrušit, protože:</text:p>
      <text:list xml:id="list2729358219" text:style-name="L3">
        <text:list-item>
          <text:p text:style-name="P6"><text:soft-page-break/>Nebude potřeba si pamatovat (nebo hledat v pravidlech) cenu kouzel, lektvarů a podobně (to je HODN<text:span text:style-name="T1">Ě informací k zapamatování).</text:span></text:p>
        </text:list-item>
        <text:list-item>
          <text:p text:style-name="P7">Situací, kdy má smysl magy počítat, je ve hře hodně málo. Neustálé účetnictví za to nestojí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5-10T14:16:55.769000000</dc:date>
    <meta:print-date>2113-01-01T00:00:00</meta:print-date>
    <meta:editing-cycles>15064</meta:editing-cycles>
    <meta:editing-duration>P44DT21H10M30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4" meta:paragraph-count="32" meta:word-count="700" meta:character-count="3932" meta:non-whitespace-character-count="3271"/>
  </office:meta>
</office:document-meta>
</file>